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958cf" officeooo:paragraph-rsid="000958cf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weight="bold" officeooo:rsid="000958cf" officeooo:paragraph-rsid="000958cf" style:font-weight-asian="bold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58cf" officeooo:paragraph-rsid="000958cf" style:font-size-asian="12pt" style:font-name-complex="Arial"/>
    </style:style>
    <style:style style:name="T1" style:family="text">
      <style:text-properties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Modificar datos presencialment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17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5">ACT-01(Cliente), ACT-02(Agente comerci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5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4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5">El cliente debe estar registrado en la age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5">Los datos que solicite cambiar quedarán modificad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5">Noelia Escalera Mejía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26/03/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</text:p>
          </table:table-cell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Propósito</text:p>
          </table:table-cell>
        </table:table-row>
        <table:table-row table:style-name="Tabla2.1">
          <table:table-cell table:style-name="Tabla2.A2" office:value-type="string">
            <text:p text:style-name="P8">Un cliente podrá solicitar en la agencia modificar algunos de los datos de su cuenta.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Resumen</text:p>
          </table:table-cell>
        </table:table-row>
        <table:table-row table:style-name="Tabla3.1">
          <table:table-cell table:style-name="Tabla3.A2" office:value-type="string">
            <text:p text:style-name="P8">El cliente le dirá al agente comercial que quiere modificar sus datos, una vez comprobado que está registrado, le dirá los datos que desea modificar y el agente los modificará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1:01:00</meta:creation-date>
    <dc:date>2019-03-30T18:40:50.263295617</dc:date>
    <meta:editing-cycles>3</meta:editing-cycles>
    <meta:editing-duration>PT5M1S</meta:editing-duration>
    <meta:document-statistic meta:table-count="3" meta:image-count="0" meta:object-count="0" meta:page-count="1" meta:paragraph-count="22" meta:word-count="87" meta:character-count="577" meta:non-whitespace-character-count="512"/>
    <meta:generator>LibreOffice/6.2.2.2$Linux_X86_64 LibreOffice_project/5daaa0e719eb4f073b63de04e0910785ad81fe7a</meta:generator>
  </office:meta>
</office:document-meta>
</file>